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" svg:font-family="Tahoma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indent="0cm" style:auto-text-indent="false" fo:padding="0cm" fo:border="none" style:writing-mode="lr-tb"/>
    </style:style>
    <style:style style:name="P2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fo:padding="0cm" fo:border="none" style:writing-mode="lr-tb"/>
    </style:style>
    <style:style style:name="P3" style:family="paragraph" style:parent-style-name="Standard">
      <style:paragraph-properties fo:margin-left="0cm" fo:margin-right="0cm" fo:margin-top="0cm" fo:margin-bottom="0cm" fo:text-indent="0cm" style:auto-text-indent="false" fo:padding="0cm" fo:border="none" style:writing-mode="lr-tb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 style:writing-mode="lr-tb"/>
      <style:text-properties style:font-name="Times New Roman" fo:font-size="12pt" style:font-size-asian="12pt" style:font-size-complex="12pt"/>
    </style:style>
    <style:style style:name="P5" style:family="paragraph" style:parent-style-name="Standard" style:list-style-name="L4">
      <style:paragraph-properties fo:margin-left="0cm" fo:margin-right="0cm" fo:margin-top="0cm" fo:margin-bottom="0cm" fo:text-indent="0cm" style:auto-text-indent="false" fo:padding="0cm" fo:border="none" style:writing-mode="lr-tb"/>
      <style:text-properties style:font-name="Times New Roman" fo:font-size="12pt" style:font-size-asian="12pt" style:font-size-complex="12pt"/>
    </style:style>
    <style:style style:name="P6" style:family="paragraph" style:parent-style-name="Standard" style:list-style-name="L4">
      <style:paragraph-properties fo:margin-left="0cm" fo:margin-right="0cm" fo:margin-top="0cm" fo:margin-bottom="0cm" fo:text-indent="0cm" style:auto-text-indent="false" fo:padding="0cm" fo:border="none" style:writing-mode="lr-tb"/>
      <style:text-properties style:font-name="Times New Roman" fo:font-size="12pt" style:font-size-asian="12pt" style:font-size-complex="12pt"/>
    </style:style>
    <style:style style:name="P7" style:family="paragraph" style:parent-style-name="Standard" style:list-style-name="L4">
      <style:paragraph-properties fo:margin-left="0cm" fo:margin-right="0cm" fo:margin-top="0cm" fo:margin-bottom="0cm" fo:text-indent="0cm" style:auto-text-indent="false" fo:padding="0cm" fo:border="none" style:writing-mode="lr-tb"/>
      <style:text-properties style:font-name="Times New Roman" fo:font-size="12pt" style:font-size-asian="12pt" style:font-size-complex="12pt"/>
    </style:style>
    <style:style style:name="P8" style:family="paragraph" style:parent-style-name="Standard" style:list-style-name="L1">
      <style:paragraph-properties fo:margin-left="0cm" fo:margin-right="0cm" fo:margin-top="0cm" fo:margin-bottom="0cm" fo:text-indent="0cm" style:auto-text-indent="false" fo:padding="0cm" fo:border="none" style:writing-mode="lr-tb"/>
    </style:style>
    <style:style style:name="P9" style:family="paragraph" style:parent-style-name="Standard" style:list-style-name="L2">
      <style:paragraph-properties fo:margin-left="0cm" fo:margin-right="0cm" fo:margin-top="0cm" fo:margin-bottom="0cm" fo:text-indent="0cm" style:auto-text-indent="false" fo:padding="0cm" fo:border="none" style:writing-mode="lr-tb"/>
    </style:style>
    <style:style style:name="P10" style:family="paragraph" style:parent-style-name="Standard" style:list-style-name="L3">
      <style:paragraph-properties fo:margin-left="0cm" fo:margin-right="0cm" fo:margin-top="0cm" fo:margin-bottom="0cm" fo:text-indent="0cm" style:auto-text-indent="false" fo:padding="0cm" fo:border="none" style:writing-mode="lr-tb"/>
    </style:style>
    <style:style style:name="P11" style:family="paragraph" style:parent-style-name="Standard" style:list-style-name="L4">
      <style:paragraph-properties fo:margin-left="0cm" fo:margin-right="0cm" fo:margin-top="0cm" fo:margin-bottom="0cm" fo:text-indent="0cm" style:auto-text-indent="false" fo:padding="0cm" fo:border="none" style:writing-mode="lr-tb"/>
    </style:style>
    <style:style style:name="P12" style:family="paragraph" style:parent-style-name="Standard" style:list-style-name="L5">
      <style:paragraph-properties fo:margin-left="0cm" fo:margin-right="0cm" fo:margin-top="0cm" fo:margin-bottom="0cm" fo:text-indent="0cm" style:auto-text-indent="false" fo:padding="0cm" fo:border="none" style:writing-mode="lr-tb"/>
    </style:style>
    <style:style style:name="P13" style:family="paragraph" style:parent-style-name="Standard" style:list-style-name="L6">
      <style:paragraph-properties fo:margin-left="0cm" fo:margin-right="0cm" fo:margin-top="0cm" fo:margin-bottom="0cm" fo:text-indent="0cm" style:auto-text-indent="false" fo:padding="0cm" fo:border="none" style:writing-mode="lr-tb"/>
    </style:style>
    <style:style style:name="P14" style:family="paragraph" style:parent-style-name="Standard" style:list-style-name="L4">
      <style:paragraph-properties fo:margin-left="0cm" fo:margin-right="0cm" fo:margin-top="0cm" fo:margin-bottom="0cm" fo:text-indent="0cm" style:auto-text-indent="false" fo:padding="0cm" fo:border="none" style:writing-mode="lr-tb"/>
    </style:style>
    <style:style style:name="P15" style:family="paragraph" style:parent-style-name="Standard" style:list-style-name="L4">
      <style:paragraph-properties fo:margin-left="0cm" fo:margin-right="0cm" fo:margin-top="0cm" fo:margin-bottom="0cm" fo:text-indent="0cm" style:auto-text-indent="false" fo:padding="0cm" fo:border="none" style:writing-mode="lr-tb"/>
    </style:style>
    <style:style style:name="P16" style:family="paragraph" style:parent-style-name="Standard">
      <style:paragraph-properties fo:margin-left="0cm" fo:margin-right="0cm" fo:margin-top="0cm" fo:margin-bottom="0cm" fo:text-indent="0cm" style:auto-text-indent="false" fo:padding="0cm" fo:border="none" style:writing-mode="lr-tb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Pripomienky</text:span><text:span text:style-name="T1"><text:line-break/></text:span></text:p>
      <text:p text:style-name="P3">pozeranie profilu studenta</text:p>
      <text:list text:style-name="L1">
        <text:list-item>
          <text:p text:style-name="P8"><text:a xlink:type="simple" xlink:href="http://localhost:55580/alumni/UserProfile.aspx?Id=3"><text:span text:style-name="T1">http://localhost:55580/alumni/UserProfile.aspx?Id=3</text:span></text:a><text:a xlink:type="simple" xlink:href="http://localhost:55580/alumni/UserProfile.aspx?Id=3"><text:span text:style-name="T1"><text:line-break/></text:span></text:a><text:span text:style-name="T1">pozeranie profilu - je tam matuce pouzitie textovych boxov, ked to pouzivatel aj tak nemoze editovat v konecnom efektne ked na to nema prava</text:span></text:p>
        </text:list-item>
      </text:list>
      <text:p text:style-name="P1"/>
      <text:p text:style-name="P3">moj profil verejne udaje</text:p>
      <text:list text:style-name="L2">
        <text:list-item>
          <text:p text:style-name="P9"><text:a xlink:type="simple" xlink:href="http://localhost:55580/alumni/UserProfile.aspx"><text:span text:style-name="T1">http://localhost:55580/alumni/UserProfile.aspx</text:span></text:a><text:a xlink:type="simple" xlink:href="http://localhost:55580/alumni/UserProfile.aspx"><text:span text:style-name="T1"><text:line-break/></text:span></text:a><text:span text:style-name="T1">IMHO nie je vhodne ked si clovek moze zmenit meno, priezvisko a titul vo verejnych udajoch<text:line-break/>Vidim tu moznost zneuzitia, ked sa budem napr. vydavat v systeme abolventov za prof Bielikovu - víem sa tvarit ako fake entita</text:span></text:p>
        </text:list-item>
      </text:list>
      <text:p text:style-name="P4"/>
      <text:p text:style-name="P3">pisanie novej privatnej spravy</text:p>
      <text:list text:style-name="L3">
        <text:list-item>
          <text:p text:style-name="P10"><text:a xlink:type="simple" xlink:href="http://localhost:55580/alumni/NewPrivateMessage.aspx"><text:span text:style-name="T1">http://localhost:55580/alumni/NewPrivateMessage.aspx</text:span></text:a><text:a xlink:type="simple" xlink:href="http://localhost:55580/alumni/NewPrivateMessage.aspx"><text:span text:style-name="T1"><text:line-break/></text:span></text:a><text:span text:style-name="T1">ked pisem spravu ako student, nemam moznost si vyhladat ludi, ktorym to chcem napisat<text:line-break/>viem ze je to napr. garaj, taki su vsak dvaja absolventi a ja neviem aky ma presne mail (resp. prihlasoavacie meno do alumni)<text:line-break/>Konfrontovat s dokumentaciou ako to tam mate!!!</text:span></text:p>
        </text:list-item>
      </text:list>
      <text:p text:style-name="P4"/>
      <text:p text:style-name="P3">privatne spravy</text:p>
      <text:list text:style-name="L4">
        <text:list-item>
          <text:p text:style-name="P11"><text:span text:style-name="T1">vo Firefoxe Privatne spravy: </text:span><text:a xlink:type="simple" xlink:href="http://localhost:55580/alumni/ReceivedPrivateMessage.aspx"><text:span text:style-name="T1">http://localhost:55580/alumni/ReceivedPrivateMessage.aspx</text:span></text:a><text:span text:style-name="T1"><text:line-break/>dam sa na Kos prijate -&gt; Kos odoslane …. a hodi ma to na prihlasovaci fomurlar: </text:span><text:a xlink:type="simple" xlink:href="http://localhost:55580/alumni/Login.aspx?ReturnUrl=%2Falumni%2FReceivedPrivateMessageBin.aspx"><text:span text:style-name="T1">http://localhost:55580/alumni/Login.aspx?ReturnUrl=%2falumni%2fReceivedPrivateMessageBin.aspx</text:span></text:a><text:a xlink:type="simple" xlink:href="http://localhost:55580/alumni/Login.aspx?ReturnUrl=%2Falumni%2FReceivedPrivateMessageBin.aspx"><text:span text:style-name="T1"><text:line-break/></text:span></text:a><text:span text:style-name="T1">... to iste aj pri Kos odoslane -&gt; Kos prijate</text:span></text:p>
        </text:list-item>
      </text:list>
      <text:p text:style-name="P4"/>
      <text:list text:style-name="L4">
        <text:list-item text:start-value="1">
          <text:p text:style-name="P5">stranky sekcie Privatne spravy su „Untitled Page“</text:p>
        </text:list-item>
      </text:list>
      <text:p text:style-name="P3"/>
      <text:p text:style-name="P3">generovanie zivotopisu</text:p>
      <text:list text:style-name="L5">
        <text:list-item>
          <text:p text:style-name="P12"><text:a xlink:type="simple" xlink:href="http://localhost:55580/alumni/Biography.aspx"><text:span text:style-name="T1">http://localhost:55580/alumni/Biography.aspx</text:span></text:a><text:a xlink:type="simple" xlink:href="http://localhost:55580/alumni/Biography.aspx"><text:span text:style-name="T1"><text:line-break/></text:span></text:a><text:span text:style-name="T1">generovanie zivotopisu do odt - openoffice 2.4 vravi ze vygenerovane odt je corupted file, avsak opravi si ho a otvori</text:span></text:p>
        </text:list-item>
      </text:list>
      <text:p text:style-name="P4"/>
      <text:p text:style-name="P3">zmena hesla</text:p>
      <text:list text:style-name="L6">
        <text:list-item>
          <text:p text:style-name="P13"><text:a xlink:type="simple" xlink:href="http://localhost:55580/alumni/UserProfile.aspx"><text:span text:style-name="T1">http://localhost:55580/alumni/UserProfile.aspx</text:span></text:a><text:a xlink:type="simple" xlink:href="http://localhost:55580/alumni/UserProfile.aspx"><text:span text:style-name="T1"><text:line-break/></text:span></text:a><text:span text:style-name="T1">pri chybnom vstupe v tych modrych otaznikoch chybaju title (stare, nove heslo)</text:span></text:p>
        </text:list-item>
      </text:list>
      <text:p text:style-name="P4"/>
      <text:p text:style-name="P3">ankety</text:p>
      <text:list text:style-name="L4">
        <text:list-item text:start-value="1">
          <text:p text:style-name="P11"><text:a xlink:type="simple" xlink:href="http://localhost:55580/alumni/PossibleSurveys.aspx"><text:span text:style-name="T1">http://localhost:55580/alumni/PossibleSurveys.aspx</text:span></text:a><text:span text:style-name="T1"><text:line-break/>„</text:span><text:bookmark text:name="ctl00_Site_CPH_Page_UC_EC_NoData_LA_Error"/><text:span text:style-name="T1">Nenašli sa žiadne bežiace ankety na vyplnenie“ … skor asi „aktivne“ by bolo lepsie ako „beziace“</text:span></text:p>
        </text:list-item>
      </text:list>
      <text:p text:style-name="P3"/>
      <text:p text:style-name="P3">ine</text:p>
      <text:list text:style-name="L4">
        <text:list-item text:start-value="1">
          <text:p text:style-name="P5">Bolo by dobre keby v tych modrych otaznikoch bol uvedeny aj format datumu, v akom sa to ma zadavat</text:p>
        </text:list-item>
      </text:list>
      <text:p text:style-name="P1"><text:a xlink:type="simple" xlink:href="http://localhost:55580/alumni/Default.aspx"><text:span text:style-name="T1"/></text:a></text:p>
      <text:list text:style-name="L4">
        <text:list-item text:start-value="1">
          <text:p text:style-name="P11"><text:a xlink:type="simple" xlink:href="http://localhost:55580/alumni/Default.aspx"><text:span text:style-name="T1">http://localhost:55580/alumni/Default.aspx</text:span></text:a><text:span text:style-name="T1"> - stranka domov, by hadam aj mala daco obsahovat :) nie len biely obsah</text:span></text:p>
        </text:list-item>
      </text:list>
      <text:p text:style-name="P4"/>
      <text:list text:style-name="L4">
        <text:list-item text:start-value="1">
          <text:p text:style-name="P5">system je haklivy na enter – som na nejakom formulari a dam enter (zvycajne sa nim <text:soft-page-break/>potvrdzuje vyber a pod.), ale u vas ma to odhlasi zo systemu</text:p>
        </text:list-item>
      </text:list>
      <text:p text:style-name="P4"/>
      <text:p text:style-name="P4"/>
      <text:p text:style-name="P4">BTW, pochvala za europass format zivotopisu a viacero suborych formatov zivotopisu ;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" svg:font-family="Tahoma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Peto</dc:creator>
    <dc:date>2008-05-15T15:46:21</dc:date>
    <meta:editing-cycles>7</meta:editing-cycles>
    <meta:editing-duration>PT34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1" meta:word-count="322" meta:character-count="2149"/>
  </office:meta>
</office:document-meta>
</file>